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3" style:parent-style-name="DefaultParagraphFont" style:family="text">
      <style:text-properties style:font-name="Segoe UI Emoji" style:font-name-complex="Segoe UI Emoji" fo:font-weight="bold" style:font-weight-asian="bold" style:font-weight-complex="bold" fo:font-size="22pt" style:font-size-asian="22pt" style:font-size-complex="22pt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style:font-name="Segoe UI Emoji" style:font-name-complex="Segoe UI Emoji"/>
    </style:style>
    <style:style style:name="T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style:font-name="Segoe UI Emoji" style:font-name-complex="Segoe UI Emoji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style:font-name="Segoe UI Emoji" style:font-name-complex="Segoe UI Emoji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style:font-name="Segoe UI Emoji" style:font-name-complex="Segoe UI Emoji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ableColumn20" style:family="table-column">
      <style:table-column-properties style:column-width="1.2194in"/>
    </style:style>
    <style:style style:name="TableColumn21" style:family="table-column">
      <style:table-column-properties style:column-width="2.2375in"/>
    </style:style>
    <style:style style:name="TableColumn22" style:family="table-column">
      <style:table-column-properties style:column-width="2.275in"/>
    </style:style>
    <style:style style:name="Table19" style:family="table">
      <style:table-properties style:width="5.7319in" fo:margin-left="0in" table:align="left"/>
    </style:style>
    <style:style style:name="TableRow23" style:family="table-row">
      <style:table-row-properties/>
    </style:style>
    <style:style style:name="TableCell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TableCell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TableCell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TableRow30" style:family="table-row">
      <style:table-row-properties/>
    </style:style>
    <style:style style:name="TableCell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4" style:family="table-row">
      <style:table-row-properties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8" style:family="table-row">
      <style:table-row-properties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2" style:parent-style-name="DefaultParagraphFont" style:family="text">
      <style:text-properties style:font-name="Segoe UI Emoji" style:font-name-complex="Segoe UI Emoji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style:font-name="Segoe UI Emoji" style:font-name-complex="Segoe UI Emoji"/>
    </style:style>
    <style:style style:name="T4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style:font-name="Segoe UI Emoji" style:font-name-complex="Segoe UI Emoji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style:font-name="Segoe UI Emoji" style:font-name-complex="Segoe UI Emoji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style:font-name="Segoe UI Emoji" style:font-name-complex="Segoe UI Emoji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style:font-name="Segoe UI Emoji" style:font-name-complex="Segoe UI Emoji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style:font-name="Segoe UI Emoji" style:font-name-complex="Segoe UI Emoji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style:font-name="Segoe UI Emoji" style:font-name-complex="Segoe UI Emoji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style:font-name="Segoe UI Emoji" style:font-name-complex="Segoe UI Emoji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TableColumn70" style:family="table-column">
      <style:table-column-properties style:column-width="0.9104in"/>
    </style:style>
    <style:style style:name="TableColumn71" style:family="table-column">
      <style:table-column-properties style:column-width="2.4395in"/>
    </style:style>
    <style:style style:name="Table69" style:family="table">
      <style:table-properties style:width="3.35in" fo:margin-left="0in" table:align="left"/>
    </style:style>
    <style:style style:name="TableRow72" style:family="table-row">
      <style:table-row-properties/>
    </style:style>
    <style:style style:name="TableCell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" style:parent-style-name="Normal" style:family="paragraph">
      <style:text-properties fo:font-weight="bold" style:font-weight-asian="bold" style:font-weight-complex="bold"/>
    </style:style>
    <style:style style:name="TableCell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6" style:parent-style-name="Normal" style:family="paragraph">
      <style:text-properties fo:font-weight="bold" style:font-weight-asian="bold" style:font-weight-complex="bold"/>
    </style:style>
    <style:style style:name="TableRow77" style:family="table-row">
      <style:table-row-properties/>
    </style:style>
    <style:style style:name="TableCell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TableCell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1" style:family="table-row">
      <style:table-row-properties/>
    </style:style>
    <style:style style:name="TableCell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ableCell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5" style:family="table-row">
      <style:table-row-properties/>
    </style:style>
    <style:style style:name="TableCell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TableCell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9" style:family="table-row">
      <style:table-row-properties/>
    </style:style>
    <style:style style:name="TableCell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TableCell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3" style:family="table-row">
      <style:table-row-properties/>
    </style:style>
    <style:style style:name="TableCell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95" style:parent-style-name="DefaultParagraphFont" style:family="text">
      <style:text-properties fo:font-weight="bold" style:font-weight-asian="bold" style:font-weight-complex="bold"/>
    </style:style>
    <style:style style:name="TableCell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97" style:parent-style-name="DefaultParagraphFont" style:family="text">
      <style:text-properties style:font-name="Segoe UI Emoji" style:font-name-complex="Segoe UI Emoji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T99" style:parent-style-name="DefaultParagraphFont" style:family="text">
      <style:text-properties style:font-name="Segoe UI Emoji" style:font-name-complex="Segoe UI Emoji"/>
    </style:style>
    <style:style style:name="T100" style:parent-style-name="DefaultParagraphFont" style:family="text">
      <style:text-properties fo:font-weight="bold" style:font-weight-asian="bold" style:font-weight-complex="bold"/>
    </style:style>
    <style:style style:name="T101" style:parent-style-name="DefaultParagraphFont" style:family="text">
      <style:text-properties style:font-name="Segoe UI Emoji" style:font-name-complex="Segoe UI Emoji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T103" style:parent-style-name="DefaultParagraphFont" style:family="text">
      <style:text-properties style:font-name="Segoe UI Emoji" style:font-name-complex="Segoe UI Emoji"/>
    </style:style>
    <style:style style:name="T10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T106" style:parent-style-name="DefaultParagraphFont" style:family="text">
      <style:text-properties style:font-name="Segoe UI Emoji" style:font-name-complex="Segoe UI Emoji"/>
    </style:style>
    <style:style style:name="T107" style:parent-style-name="DefaultParagraphFont" style:family="text">
      <style:text-properties fo:font-weight="bold" style:font-weight-asian="bold" style:font-weight-complex="bold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T109" style:parent-style-name="DefaultParagraphFont" style:family="text">
      <style:text-properties style:font-name="Segoe UI Emoji" style:font-name-complex="Segoe UI Emoji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P111" style:parent-style-name="Normal" style:list-style-name="LFO1" style:family="paragraph"/>
    <style:style style:name="P112" style:parent-style-name="Normal" style:list-style-name="LFO1" style:family="paragraph"/>
    <style:style style:name="P113" style:parent-style-name="Normal" style:list-style-name="LFO1" style:family="paragraph"/>
    <style:style style:name="T114" style:parent-style-name="DefaultParagraphFont" style:family="text">
      <style:text-properties style:font-name="Segoe UI Emoji" style:font-name-complex="Segoe UI Emoji"/>
    </style:style>
    <style:style style:name="T115" style:parent-style-name="DefaultParagraphFont" style:family="text">
      <style:text-properties fo:font-weight="bold" style:font-weight-asian="bold" style:font-weight-complex="bold"/>
    </style:style>
    <style:style style:name="T116" style:parent-style-name="DefaultParagraphFont" style:family="text">
      <style:text-properties style:font-name="Segoe UI Emoji" style:font-name-complex="Segoe UI Emoji"/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name="T118" style:parent-style-name="DefaultParagraphFont" style:family="text">
      <style:text-properties style:font-name="Segoe UI Emoji" style:font-name-complex="Segoe UI Emoji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T120" style:parent-style-name="DefaultParagraphFont" style:family="text">
      <style:text-properties style:font-name="Segoe UI Emoji" style:font-name-complex="Segoe UI Emoji"/>
    </style:style>
    <style:style style:name="T12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T123" style:parent-style-name="DefaultParagraphFont" style:family="text">
      <style:text-properties style:font-name="Segoe UI Emoji" style:font-name-complex="Segoe UI Emoji"/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T125" style:parent-style-name="DefaultParagraphFont" style:family="text">
      <style:text-properties style:font-name="Segoe UI Emoji" style:font-name-complex="Segoe UI Emoji"/>
    </style:style>
    <style:style style:name="T126" style:parent-style-name="DefaultParagraphFont" style:family="text">
      <style:text-properties fo:font-weight="bold" style:font-weight-asian="bold" style:font-weight-complex="bold"/>
    </style:style>
    <style:style style:name="T127" style:parent-style-name="DefaultParagraphFont" style:family="text">
      <style:text-properties style:font-name="Segoe UI Emoji" style:font-name-complex="Segoe UI Emoji"/>
    </style:style>
    <style:style style:name="T128" style:parent-style-name="DefaultParagraphFont" style:family="text">
      <style:text-properties style:font-name="Segoe UI Emoji" style:font-name-complex="Segoe UI Emoji"/>
    </style:style>
    <style:style style:name="T129" style:parent-style-name="DefaultParagraphFont" style:family="text">
      <style:text-properties fo:font-weight="bold" style:font-weight-asian="bold" style:font-weight-complex="bold"/>
    </style:style>
    <style:style style:name="T130" style:parent-style-name="DefaultParagraphFont" style:family="text">
      <style:text-properties style:font-name="Segoe UI Emoji" style:font-name-complex="Segoe UI Emoji"/>
    </style:style>
    <style:style style:name="T13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32" style:parent-style-name="DefaultParagraphFont" style:family="text">
      <style:text-properties fo:font-weight="bold" style:font-weight-asian="bold" style:font-weight-complex="bold"/>
    </style:style>
    <style:style style:name="T133" style:parent-style-name="DefaultParagraphFont" style:family="text">
      <style:text-properties style:font-name="Segoe UI Emoji" style:font-name-complex="Segoe UI Emoji"/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T135" style:parent-style-name="DefaultParagraphFont" style:family="text">
      <style:text-properties style:font-name="Segoe UI Emoji" style:font-name-complex="Segoe UI Emoji"/>
    </style:style>
    <style:style style:name="T136" style:parent-style-name="DefaultParagraphFont" style:family="text">
      <style:text-properties fo:font-weight="bold" style:font-weight-asian="bold" style:font-weight-complex="bold"/>
    </style:style>
    <style:style style:name="T137" style:parent-style-name="DefaultParagraphFont" style:family="text">
      <style:text-properties style:font-name="Segoe UI Emoji" style:font-name-complex="Segoe UI Emoji"/>
    </style:style>
    <style:style style:name="T138" style:parent-style-name="DefaultParagraphFont" style:family="text">
      <style:text-properties fo:font-weight="bold" style:font-weight-asian="bold" style:font-weight-complex="bold"/>
    </style:style>
    <style:style style:name="T139" style:parent-style-name="DefaultParagraphFont" style:family="text">
      <style:text-properties style:font-name="Segoe UI Emoji" style:font-name-complex="Segoe UI Emoji"/>
    </style:style>
    <style:style style:name="T140" style:parent-style-name="DefaultParagraphFont" style:family="text">
      <style:text-properties fo:font-weight="bold" style:font-weight-asian="bold" style:font-weight-complex="bold"/>
    </style:style>
    <style:style style:name="T141" style:parent-style-name="DefaultParagraphFont" style:family="text">
      <style:text-properties style:font-name="Segoe UI Emoji" style:font-name-complex="Segoe UI Emoji"/>
    </style:style>
    <style:style style:name="T14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43" style:parent-style-name="DefaultParagraphFont" style:family="text">
      <style:text-properties fo:font-weight="bold" style:font-weight-asian="bold" style:font-weight-complex="bold"/>
    </style:style>
    <style:style style:name="T144" style:parent-style-name="DefaultParagraphFont" style:family="text">
      <style:text-properties style:font-name="Segoe UI Emoji" style:font-name-complex="Segoe UI Emoji"/>
    </style:style>
    <style:style style:name="T145" style:parent-style-name="DefaultParagraphFont" style:family="text">
      <style:text-properties fo:font-weight="bold" style:font-weight-asian="bold" style:font-weight-complex="bold"/>
    </style:style>
    <style:style style:name="T146" style:parent-style-name="DefaultParagraphFont" style:family="text">
      <style:text-properties style:font-name="Segoe UI Emoji" style:font-name-complex="Segoe UI Emoji"/>
    </style:style>
    <style:style style:name="T147" style:parent-style-name="DefaultParagraphFont" style:family="text">
      <style:text-properties fo:font-weight="bold" style:font-weight-asian="bold" style:font-weight-complex="bold"/>
    </style:style>
    <style:style style:name="T148" style:parent-style-name="DefaultParagraphFont" style:family="text">
      <style:text-properties style:font-name="Segoe UI Emoji" style:font-name-complex="Segoe UI Emoji"/>
    </style:style>
    <style:style style:name="T149" style:parent-style-name="DefaultParagraphFont" style:family="text">
      <style:text-properties fo:font-weight="bold" style:font-weight-asian="bold" style:font-weight-complex="bold"/>
    </style:style>
    <style:style style:name="T150" style:parent-style-name="DefaultParagraphFont" style:family="text">
      <style:text-properties style:font-name="Segoe UI Emoji" style:font-name-complex="Segoe UI Emoji"/>
    </style:style>
    <style:style style:name="T15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52" style:parent-style-name="DefaultParagraphFont" style:family="text">
      <style:text-properties fo:font-weight="bold" style:font-weight-asian="bold" style:font-weight-complex="bold"/>
    </style:style>
    <style:style style:name="P153" style:parent-style-name="Normal" style:family="paragraph">
      <style:text-properties fo:font-weight="bold" style:font-weight-asian="bold" style:font-weight-complex="bold"/>
    </style:style>
    <style:style style:name="T154" style:parent-style-name="DefaultParagraphFont" style:family="text">
      <style:text-properties style:font-name="Segoe UI Emoji" style:font-name-complex="Segoe UI Emoji"/>
    </style:style>
    <style:style style:name="T155" style:parent-style-name="DefaultParagraphFont" style:family="text">
      <style:text-properties fo:font-weight="bold" style:font-weight-asian="bold" style:font-weight-complex="bold"/>
    </style:style>
    <style:style style:name="T156" style:parent-style-name="DefaultParagraphFont" style:family="text">
      <style:text-properties style:font-name="Segoe UI Emoji" style:font-name-complex="Segoe UI Emoji"/>
    </style:style>
    <style:style style:name="T157" style:parent-style-name="DefaultParagraphFont" style:family="text">
      <style:text-properties fo:font-weight="bold" style:font-weight-asian="bold" style:font-weight-complex="bold"/>
    </style:style>
    <style:style style:name="T158" style:parent-style-name="DefaultParagraphFont" style:family="text">
      <style:text-properties style:font-name="Segoe UI Emoji" style:font-name-complex="Segoe UI Emoji"/>
    </style:style>
    <style:style style:name="T159" style:parent-style-name="DefaultParagraphFont" style:family="text">
      <style:text-properties fo:font-weight="bold" style:font-weight-asian="bold" style:font-weight-complex="bold"/>
    </style:style>
    <style:style style:name="T160" style:parent-style-name="DefaultParagraphFont" style:family="text">
      <style:text-properties style:font-name="Segoe UI Emoji" style:font-name-complex="Segoe UI Emoji"/>
    </style:style>
    <style:style style:name="T161" style:parent-style-name="DefaultParagraphFont" style:family="text">
      <style:text-properties fo:font-weight="bold" style:font-weight-asian="bold" style:font-weight-complex="bold"/>
    </style:style>
    <style:style style:name="T162" style:parent-style-name="DefaultParagraphFont" style:family="text">
      <style:text-properties style:font-name="Segoe UI Emoji" style:font-name-complex="Segoe UI Emoji"/>
    </style:style>
    <style:style style:name="P163" style:parent-style-name="Normal" style:family="paragraph">
      <style:text-properties fo:font-weight="bold" style:font-weight-asian="bold" style:font-weight-complex="bold"/>
    </style:style>
    <style:style style:name="T164" style:parent-style-name="DefaultParagraphFont" style:family="text">
      <style:text-properties style:font-name="Segoe UI Emoji" style:font-name-complex="Segoe UI Emoji"/>
    </style:style>
    <style:style style:name="T165" style:parent-style-name="DefaultParagraphFont" style:family="text">
      <style:text-properties fo:font-weight="bold" style:font-weight-asian="bold" style:font-weight-complex="bold"/>
    </style:style>
    <style:style style:name="T166" style:parent-style-name="DefaultParagraphFont" style:family="text">
      <style:text-properties style:font-name="Segoe UI Emoji" style:font-name-complex="Segoe UI Emoji"/>
    </style:style>
    <style:style style:name="T167" style:parent-style-name="DefaultParagraphFont" style:family="text">
      <style:text-properties fo:font-weight="bold" style:font-weight-asian="bold" style:font-weight-complex="bold"/>
    </style:style>
    <style:style style:name="T168" style:parent-style-name="DefaultParagraphFont" style:family="text">
      <style:text-properties style:font-name="Segoe UI Emoji" style:font-name-complex="Segoe UI Emoji"/>
    </style:style>
    <style:style style:name="T16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70" style:parent-style-name="DefaultParagraphFont" style:family="text">
      <style:text-properties fo:font-weight="bold" style:font-weight-asian="bold" style:font-weight-complex="bold"/>
    </style:style>
    <style:style style:name="T171" style:parent-style-name="DefaultParagraphFont" style:family="text">
      <style:text-properties style:font-name="Segoe UI Emoji" style:font-name-complex="Segoe UI Emoji"/>
    </style:style>
    <style:style style:name="T172" style:parent-style-name="DefaultParagraphFont" style:family="text">
      <style:text-properties fo:font-weight="bold" style:font-weight-asian="bold" style:font-weight-complex="bold"/>
    </style:style>
    <style:style style:name="T173" style:parent-style-name="DefaultParagraphFont" style:family="text">
      <style:text-properties style:font-name="Segoe UI Emoji" style:font-name-complex="Segoe UI Emoji"/>
    </style:style>
    <style:style style:name="T174" style:parent-style-name="DefaultParagraphFont" style:family="text">
      <style:text-properties fo:font-weight="bold" style:font-weight-asian="bold" style:font-weight-complex="bold"/>
    </style:style>
    <style:style style:name="T175" style:parent-style-name="DefaultParagraphFont" style:family="text">
      <style:text-properties style:font-name="Segoe UI Emoji" style:font-name-complex="Segoe UI Emoji"/>
    </style:style>
    <style:style style:name="T176" style:parent-style-name="DefaultParagraphFont" style:family="text">
      <style:text-properties fo:font-weight="bold" style:font-weight-asian="bold" style:font-weight-complex="bold"/>
    </style:style>
    <style:style style:name="T177" style:parent-style-name="DefaultParagraphFont" style:family="text">
      <style:text-properties style:font-name="Segoe UI Emoji" style:font-name-complex="Segoe UI Emoji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Multithreading in C# – Structured Interview Notes<text:s/></text:span><text:span text:style-name="T3">🚀</text:span></text:p>
      <text:p text:style-name="Normal">These notes will help you understand<text:s/><text:span text:style-name="T4">multithreading concepts, best practices, debugging techniques, and real-world examples</text:span><text:s/>to<text:s/><text:span text:style-name="T5">crack your interview with confidence!</text:span><text:s/><text:span text:style-name="T6">✅</text:span></text:p>
      <text:p text:style-name="Normal"><draw:custom-shape svg:x="0in" svg:y="0in" svg:width="45.51042in" svg:height="0.00139in" draw:z-index="0" draw:id="id0" draw:style-name="a0" draw:name="Horizontal Line 6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">🟢</text:span><text:span text:style-name="T8"><text:s/>Introduction to Threads in C#</text:span></text:p>
      <text:p text:style-name="Normal"><text:span text:style-name="T9">1️</text:span><text:span text:style-name="T10">⃣</text:span><text:span text:style-name="T11"><text:s/>What is Multithreading?</text:span></text:p>
      <text:p text:style-name="Normal"><text:span text:style-name="T12">✔️</text:span><text:s/><text:span text:style-name="T13">Multithreading</text:span><text:s/>is the ability of a CPU to execute multiple threads<text:s/><text:span text:style-name="T14">simultaneously</text:span>.<text:line-break/><text:span text:style-name="T15">✔️</text:span><text:s/>It improves application performance and<text:s/><text:span text:style-name="T16">utilizes system resources efficiently</text:span>.</text:p>
      <text:p text:style-name="Normal"><text:span text:style-name="T17">📌</text:span><text:s/><text:span text:style-name="T18">Single Thread vs. Multithreading:</text:span></text:p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</table:table-columns>
        <table:table-header-rows>
          <table:table-row table:style-name="TableRow23">
            <table:table-cell table:style-name="TableCell24">
              <text:p text:style-name="P25">Feature</text:p>
            </table:table-cell>
            <table:table-cell table:style-name="TableCell26">
              <text:p text:style-name="P27">Single Thread</text:p>
            </table:table-cell>
            <table:table-cell table:style-name="TableCell28">
              <text:p text:style-name="P29">Multithreading</text:p>
            </table:table-cell>
          </table:table-row>
        </table:table-header-rows>
        <table:table-row table:style-name="TableRow30">
          <table:table-cell table:style-name="TableCell31">
            <text:p text:style-name="Normal">Execution</text:p>
          </table:table-cell>
          <table:table-cell table:style-name="TableCell32">
            <text:p text:style-name="Normal">One task at a time</text:p>
          </table:table-cell>
          <table:table-cell table:style-name="TableCell33">
            <text:p text:style-name="Normal">Multiple tasks run concurrently</text:p>
          </table:table-cell>
        </table:table-row>
        <table:table-row table:style-name="TableRow34">
          <table:table-cell table:style-name="TableCell35">
            <text:p text:style-name="Normal">Efficiency</text:p>
          </table:table-cell>
          <table:table-cell table:style-name="TableCell36">
            <text:p text:style-name="Normal">Slower for CPU-intensive tasks</text:p>
          </table:table-cell>
          <table:table-cell table:style-name="TableCell37">
            <text:p text:style-name="Normal">Improves performance</text:p>
          </table:table-cell>
        </table:table-row>
        <table:table-row table:style-name="TableRow38">
          <table:table-cell table:style-name="TableCell39">
            <text:p text:style-name="Normal">Responsiveness</text:p>
          </table:table-cell>
          <table:table-cell table:style-name="TableCell40">
            <text:p text:style-name="Normal">UI may freeze</text:p>
          </table:table-cell>
          <table:table-cell table:style-name="TableCell41">
            <text:p text:style-name="Normal">UI remains responsive</text:p>
          </table:table-cell>
        </table:table-row>
      </table:table>
      <text:p text:style-name="Normal"><text:span text:style-name="T42">📌</text:span><text:s/><text:span text:style-name="T43">References:</text:span><text:line-break/><text:span text:style-name="T44">🔗</text:span><text:s/><text:a xlink:href="https://learn.microsoft.com/en-us/dotnet/standard/threading/managed-threading-basics" office:target-frame-name="_new" xlink:show="replace"><text:span text:style-name="Hyperlink">Microsoft Docs - Managed Threads</text:span></text:a></text:p>
      <text:p text:style-name="Normal"><draw:custom-shape svg:x="0in" svg:y="0in" svg:width="45.51042in" svg:height="0.00139in" draw:z-index="0" draw:id="id1" draw:style-name="a1" draw:name="Horizontal Line 6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5">🟢</text:span><text:span text:style-name="T46"><text:s/>Creating and Managing Threads</text:span></text:p>
      <text:p text:style-name="Normal"><text:span text:style-name="T47">2️</text:span><text:span text:style-name="T48">⃣</text:span><text:span text:style-name="T49"><text:s/>Creating a Thread in C#</text:span></text:p>
      <text:p text:style-name="Normal"><text:span text:style-name="T50">📌</text:span><text:s/><text:span text:style-name="T51">Using the Thread class</text:span></text:p>
      <text:p text:style-name="Normal">csharp</text:p>
      <text:p text:style-name="Normal">CopyEdit</text:p>
      <text:p text:style-name="Normal">using System;</text:p>
      <text:p text:style-name="Normal">using System.Threading;</text:p>
      <text:p text:style-name="Normal"/>
      <text:p text:style-name="Normal">class Program {</text:p>
      <text:soft-page-break/>
      <text:p text:style-name="Normal"><text:s text:c="4"/>static void PrintNumbers() {</text:p>
      <text:p text:style-name="Normal"><text:s text:c="8"/>for (int i = 1; i &lt;= 5; i++) {</text:p>
      <text:p text:style-name="Normal"><text:s text:c="12"/>Console.WriteLine(i);</text:p>
      <text:p text:style-name="Normal"><text:s text:c="12"/>Thread.Sleep(1000); // Pauses for 1 second</text:p>
      <text:p text:style-name="Normal"><text:s text:c="8"/>}</text:p>
      <text:p text:style-name="Normal"><text:s text:c="4"/>}</text:p>
      <text:p text:style-name="Normal"/>
      <text:p text:style-name="Normal"><text:s text:c="4"/>static void Main() {</text:p>
      <text:p text:style-name="Normal"><text:s text:c="8"/>Thread t = new Thread(PrintNumbers);</text:p>
      <text:p text:style-name="Normal"><text:s text:c="8"/>t.Start(); // Start the thread</text:p>
      <text:p text:style-name="Normal"><text:s text:c="4"/>}</text:p>
      <text:p text:style-name="Normal">}</text:p>
      <text:p text:style-name="Normal"><text:span text:style-name="T52">✔️</text:span><text:s/><text:span text:style-name="T53">Thread.Sleep(1000)</text:span><text:s/>pauses execution for 1 second.<text:line-break/><text:span text:style-name="T54">✔️</text:span><text:s/>Threads<text:s/><text:span text:style-name="T55">execute independently</text:span>, improving efficiency.</text:p>
      <text:p text:style-name="Normal"><text:span text:style-name="T56">📌</text:span><text:s/><text:span text:style-name="T57">References:</text:span><text:line-break/><text:span text:style-name="T58">🔗</text:span><text:s/><text:a xlink:href="https://www.geeksforgeeks.org/thread-class-in-c-sharp/" office:target-frame-name="_new" xlink:show="replace"><text:span text:style-name="Hyperlink">GeeksforGeeks - Creating a Thread</text:span></text:a></text:p>
      <text:p text:style-name="Normal"><draw:custom-shape svg:x="0in" svg:y="0in" svg:width="45.51042in" svg:height="0.00139in" draw:z-index="0" draw:id="id2" draw:style-name="a2" draw:name="Horizontal Line 6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9">3️</text:span><text:span text:style-name="T60">⃣</text:span><text:span text:style-name="T61"><text:s/>Passing Parameters to a Thread</text:span></text:p>
      <text:p text:style-name="Normal"><text:span text:style-name="T62">✔️</text:span><text:s/>Use<text:s/><text:span text:style-name="T63">ParameterizedThreadStart</text:span><text:s/>or<text:s/><text:span text:style-name="T64">Lambda Expressions</text:span>.</text:p>
      <text:p text:style-name="Normal">csharp</text:p>
      <text:p text:style-name="Normal">CopyEdit</text:p>
      <text:p text:style-name="Normal">using System;</text:p>
      <text:p text:style-name="Normal">using System.Threading;</text:p>
      <text:p text:style-name="Normal"/>
      <text:p text:style-name="Normal">class Program {</text:p>
      <text:p text:style-name="Normal"><text:s text:c="4"/>static void PrintMessage(object message) {</text:p>
      <text:p text:style-name="Normal"><text:s text:c="8"/>Console.WriteLine(message);</text:p>
      <text:p text:style-name="Normal"><text:s text:c="4"/>}</text:p>
      <text:p text:style-name="Normal"/>
      <text:p text:style-name="Normal"><text:s text:c="4"/>static void Main() {</text:p>
      <text:p text:style-name="Normal"><text:s text:c="8"/>Thread t = new Thread(PrintMessage);</text:p>
      <text:p text:style-name="Normal"><text:s text:c="8"/>t.Start("Hello from another thread!");</text:p>
      <text:p text:style-name="Normal"><text:s text:c="4"/>}</text:p>
      <text:p text:style-name="Normal">}</text:p>
      <text:p text:style-name="Normal"><draw:custom-shape svg:x="0in" svg:y="0in" svg:width="45.51042in" svg:height="0.00139in" draw:z-index="0" draw:id="id3" draw:style-name="a3" draw:name="Horizontal Line 7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5">🟢</text:span><text:span text:style-name="T66"><text:s/>Thread Lifecycle in C#</text:span></text:p>
      <text:p text:style-name="Normal"><text:span text:style-name="T67">📌</text:span><text:s/><text:span text:style-name="T68">Thread Lifecycle States:</text:span></text:p>
      <table:table table:style-name="Table69">
        <table:table-columns>
          <table:table-column table:style-name="TableColumn70"/>
          <table:table-column table:style-name="TableColumn71"/>
        </table:table-columns>
        <table:table-header-rows>
          <table:table-row table:style-name="TableRow72">
            <table:table-cell table:style-name="TableCell73">
              <text:p text:style-name="P74">State</text:p>
            </table:table-cell>
            <table:table-cell table:style-name="TableCell75">
              <text:p text:style-name="P76">Description</text:p>
            </table:table-cell>
          </table:table-row>
        </table:table-header-rows>
        <table:table-row table:style-name="TableRow77">
          <table:table-cell table:style-name="TableCell78">
            <text:p text:style-name="Normal"><text:span text:style-name="T79">Unstarted</text:span></text:p>
          </table:table-cell>
          <table:table-cell table:style-name="TableCell80">
            <text:p text:style-name="Normal">Thread is created but not started.</text:p>
          </table:table-cell>
        </table:table-row>
        <table:table-row table:style-name="TableRow81">
          <table:table-cell table:style-name="TableCell82">
            <text:p text:style-name="Normal"><text:span text:style-name="T83">Running</text:span></text:p>
          </table:table-cell>
          <table:table-cell table:style-name="TableCell84">
            <text:p text:style-name="Normal">Thread is currently executing.</text:p>
          </table:table-cell>
        </table:table-row>
        <table:table-row table:style-name="TableRow85">
          <table:table-cell table:style-name="TableCell86">
            <text:p text:style-name="Normal"><text:span text:style-name="T87">Suspended</text:span></text:p>
          </table:table-cell>
          <table:table-cell table:style-name="TableCell88">
            <text:p text:style-name="Normal">Thread is temporarily paused.</text:p>
          </table:table-cell>
        </table:table-row>
        <table:table-row table:style-name="TableRow89">
          <table:table-cell table:style-name="TableCell90">
            <text:p text:style-name="Normal"><text:span text:style-name="T91">Stopped</text:span></text:p>
          </table:table-cell>
          <table:table-cell table:style-name="TableCell92">
            <text:p text:style-name="Normal">Thread has completed execution.</text:p>
          </table:table-cell>
        </table:table-row>
        <table:table-row table:style-name="TableRow93">
          <table:table-cell table:style-name="TableCell94">
            <text:p text:style-name="Normal"><text:span text:style-name="T95">Aborted</text:span></text:p>
          </table:table-cell>
          <table:table-cell table:style-name="TableCell96">
            <text:p text:style-name="Normal">Thread is forcefully terminated.</text:p>
          </table:table-cell>
        </table:table-row>
      </table:table>
      <text:p text:style-name="Normal"><text:span text:style-name="T97">✔️</text:span><text:s/><text:span text:style-name="T98">t.Join()</text:span><text:s/>- Makes the main thread wait for t to finish.<text:line-break/><text:span text:style-name="T99">✔️</text:span><text:s/><text:span text:style-name="T100">t.Abort()</text:span><text:s/>- Terminates a thread (deprecated in .NET Core).</text:p>
      <text:p text:style-name="Normal"><text:span text:style-name="T101">📌</text:span><text:s/><text:span text:style-name="T102">References:</text:span><text:line-break/><text:span text:style-name="T103">🔗</text:span><text:s/><text:a xlink:href="https://learn.microsoft.com/en-us/dotnet/api/system.threading.thread?view=net-9.0" office:target-frame-name="_new" xlink:show="replace"><text:span text:style-name="Hyperlink">Microsoft Docs - Thread Class</text:span></text:a></text:p>
      <text:p text:style-name="Normal"><draw:custom-shape svg:x="0in" svg:y="0in" svg:width="45.51042in" svg:height="0.00139in" draw:z-index="0" draw:id="id4" draw:style-name="a4" draw:name="Horizontal Line 7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4">🟢</text:span><text:span text:style-name="T105"><text:s/>Synchronization in Threads</text:span></text:p>
      <text:p text:style-name="Normal"><text:span text:style-name="T106">✔️</text:span><text:s/><text:span text:style-name="T107">Race Condition</text:span><text:s/>occurs when multiple threads<text:s/><text:span text:style-name="T108">access shared resources</text:span><text:s/>simultaneously.<text:line-break/><text:span text:style-name="T109">✔️</text:span><text:s/><text:span text:style-name="T110">Thread Synchronization</text:span><text:s/>prevents race conditions using:</text:p>
      <text:list text:style-name="LFO1" text:continue-numbering="true">
        <text:list-item>
          <text:p text:style-name="P111">lock</text:p>
        </text:list-item>
        <text:list-item>
          <text:p text:style-name="P112">Mutex</text:p>
        </text:list-item>
        <text:list-item>
          <text:p text:style-name="P113">Semaphore</text:p>
        </text:list-item>
      </text:list>
      <text:p text:style-name="Normal"><text:span text:style-name="T114">📌</text:span><text:s/><text:span text:style-name="T115">Using lock Statement</text:span></text:p>
      <text:soft-page-break/>
      <text:p text:style-name="Normal">csharp</text:p>
      <text:p text:style-name="Normal">CopyEdit</text:p>
      <text:p text:style-name="Normal">class Counter {</text:p>
      <text:p text:style-name="Normal"><text:s text:c="4"/>private int count = 0;</text:p>
      <text:p text:style-name="Normal"><text:s text:c="4"/>private object _lock = new object();</text:p>
      <text:p text:style-name="Normal"/>
      <text:p text:style-name="Normal"><text:s text:c="4"/>public void Increment() {</text:p>
      <text:p text:style-name="Normal"><text:s text:c="8"/>lock (_lock) {</text:p>
      <text:p text:style-name="Normal"><text:s text:c="12"/>count++;</text:p>
      <text:p text:style-name="Normal"><text:s text:c="8"/>}</text:p>
      <text:p text:style-name="Normal"><text:s text:c="4"/>}</text:p>
      <text:p text:style-name="Normal">}</text:p>
      <text:p text:style-name="Normal"><text:span text:style-name="T116">✔️</text:span><text:s/>The lock ensures only<text:s/><text:span text:style-name="T117">one thread modifies count at a time</text:span>.</text:p>
      <text:p text:style-name="Normal"><text:span text:style-name="T118">📌</text:span><text:s/><text:span text:style-name="T119">References:</text:span><text:line-break/><text:span text:style-name="T120">🔗</text:span><text:s/><text:a xlink:href="https://learn.microsoft.com/en-us/dotnet/standard/threading/synchronizing" office:target-frame-name="_new" xlink:show="replace"><text:span text:style-name="Hyperlink">Microsoft Docs - Synchronizing Threads</text:span></text:a></text:p>
      <text:p text:style-name="Normal"><draw:custom-shape svg:x="0in" svg:y="0in" svg:width="45.51042in" svg:height="0.00139in" draw:z-index="0" draw:id="id5" draw:style-name="a5" draw:name="Horizontal Line 7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21">🟢</text:span><text:span text:style-name="T122"><text:s/>Thread Safety in C#</text:span></text:p>
      <text:p text:style-name="Normal"><text:span text:style-name="T123">✔️</text:span><text:s/><text:span text:style-name="T124">Thread-safe programming prevents race conditions and ensures correct execution.</text:span></text:p>
      <text:p text:style-name="Normal"><text:span text:style-name="T125">📌</text:span><text:s/><text:span text:style-name="T126">Using Interlocked for Atomic Operations</text:span></text:p>
      <text:p text:style-name="Normal">csharp</text:p>
      <text:p text:style-name="Normal">CopyEdit</text:p>
      <text:p text:style-name="Normal">using System;</text:p>
      <text:p text:style-name="Normal">using System.Threading;</text:p>
      <text:p text:style-name="Normal"/>
      <text:p text:style-name="Normal">class Program {</text:p>
      <text:p text:style-name="Normal"><text:s text:c="4"/>static int counter = 0;</text:p>
      <text:p text:style-name="Normal"/>
      <text:soft-page-break/>
      <text:p text:style-name="Normal"><text:s text:c="4"/>static void IncrementCounter() {</text:p>
      <text:p text:style-name="Normal"><text:s text:c="8"/>Interlocked.Increment(ref counter);</text:p>
      <text:p text:style-name="Normal"><text:s text:c="4"/>}</text:p>
      <text:p text:style-name="Normal">}</text:p>
      <text:p text:style-name="Normal"><text:span text:style-name="T127">✔️</text:span><text:s/>Interlocked.Increment prevents data corruption when multiple threads modify counter.</text:p>
      <text:p text:style-name="Normal"><text:span text:style-name="T128">📌</text:span><text:s/><text:span text:style-name="T129">References:</text:span><text:line-break/><text:span text:style-name="T130">🔗</text:span><text:s/><text:a xlink:href="https://learn.microsoft.com/en-us/dotnet/standard/threading/thread-safety" office:target-frame-name="_new" xlink:show="replace"><text:span text:style-name="Hyperlink">Microsoft Docs - Thread Safety</text:span></text:a></text:p>
      <text:p text:style-name="Normal"><draw:custom-shape svg:x="0in" svg:y="0in" svg:width="45.51042in" svg:height="0.00139in" draw:z-index="0" draw:id="id6" draw:style-name="a6" draw:name="Horizontal Line 7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31">🟢</text:span><text:span text:style-name="T132"><text:s/>ThreadPool in C#</text:span></text:p>
      <text:p text:style-name="Normal"><text:span text:style-name="T133">✔️</text:span><text:s/><text:span text:style-name="T134">ThreadPool</text:span><text:s/>manages a pool of worker threads for executing tasks efficiently.<text:line-break/><text:span text:style-name="T135">✔️</text:span><text:s/>Instead of manually creating threads,<text:s/><text:span text:style-name="T136">use ThreadPool.QueueUserWorkItem</text:span>.</text:p>
      <text:p text:style-name="Normal"><text:span text:style-name="T137">📌</text:span><text:s/><text:span text:style-name="T138">Example: Using ThreadPool</text:span></text:p>
      <text:p text:style-name="Normal">csharp</text:p>
      <text:p text:style-name="Normal">CopyEdit</text:p>
      <text:p text:style-name="Normal">using System;</text:p>
      <text:p text:style-name="Normal">using System.Threading;</text:p>
      <text:p text:style-name="Normal"/>
      <text:p text:style-name="Normal">class Program {</text:p>
      <text:p text:style-name="Normal"><text:s text:c="4"/>static void Work(object state) {</text:p>
      <text:p text:style-name="Normal"><text:s text:c="8"/>Console.WriteLine("Work executed in ThreadPool");</text:p>
      <text:p text:style-name="Normal"><text:s text:c="4"/>}</text:p>
      <text:p text:style-name="Normal"/>
      <text:p text:style-name="Normal"><text:s text:c="4"/>static void Main() {</text:p>
      <text:p text:style-name="Normal"><text:s text:c="8"/>ThreadPool.QueueUserWorkItem(Work);</text:p>
      <text:p text:style-name="Normal"><text:s text:c="4"/>}</text:p>
      <text:p text:style-name="Normal">}</text:p>
      <text:soft-page-break/>
      <text:p text:style-name="Normal"><text:span text:style-name="T139">📌</text:span><text:s/><text:span text:style-name="T140">References:</text:span><text:line-break/><text:span text:style-name="T141">🔗</text:span><text:s/><text:a xlink:href="https://learn.microsoft.com/en-us/dotnet/api/system.threading.threadpool?view=net-9.0" office:target-frame-name="_new" xlink:show="replace"><text:span text:style-name="Hyperlink">Microsoft Docs - ThreadPool</text:span></text:a></text:p>
      <text:p text:style-name="Normal"><draw:custom-shape svg:x="0in" svg:y="0in" svg:width="45.51042in" svg:height="0.00139in" draw:z-index="0" draw:id="id7" draw:style-name="a7" draw:name="Horizontal Line 7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42">🟢</text:span><text:span text:style-name="T143"><text:s/>Asynchronous Programming and Threads</text:span></text:p>
      <text:p text:style-name="Normal"><text:span text:style-name="T144">✔️</text:span><text:s/>Task and async/await<text:s/><text:span text:style-name="T145">improve efficiency without blocking the main thread</text:span>.</text:p>
      <text:p text:style-name="Normal"><text:span text:style-name="T146">📌</text:span><text:s/><text:span text:style-name="T147">Example: Using async and await</text:span></text:p>
      <text:p text:style-name="Normal">csharp</text:p>
      <text:p text:style-name="Normal">CopyEdit</text:p>
      <text:p text:style-name="Normal">using System;</text:p>
      <text:p text:style-name="Normal">using System.Threading.Tasks;</text:p>
      <text:p text:style-name="Normal"/>
      <text:p text:style-name="Normal">class Program {</text:p>
      <text:p text:style-name="Normal"><text:s text:c="4"/>static async Task Main() {</text:p>
      <text:p text:style-name="Normal"><text:s text:c="8"/>await Task.Run(() =&gt; Console.WriteLine("Task executed asynchronously"));</text:p>
      <text:p text:style-name="Normal"><text:s text:c="4"/>}</text:p>
      <text:p text:style-name="Normal">}</text:p>
      <text:p text:style-name="Normal"><text:span text:style-name="T148">📌</text:span><text:s/><text:span text:style-name="T149">References:</text:span><text:line-break/><text:span text:style-name="T150">🔗</text:span><text:s/><text:a xlink:href="https://learn.microsoft.com/en-us/dotnet/csharp/asynchronous-programming/async-scenarios" office:target-frame-name="_new" xlink:show="replace"><text:span text:style-name="Hyperlink">Microsoft Docs - Async Programming</text:span></text:a></text:p>
      <text:p text:style-name="Normal"><draw:custom-shape svg:x="0in" svg:y="0in" svg:width="45.51042in" svg:height="0.00139in" draw:z-index="0" draw:id="id8" draw:style-name="a8" draw:name="Horizontal Line 7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51">🟢</text:span><text:span text:style-name="T152"><text:s/>Advanced Threading Techniques</text:span></text:p>
      <text:p text:style-name="P153">Background vs Foreground Threads</text:p>
      <text:p text:style-name="Normal"><text:span text:style-name="T154">✔️</text:span><text:s/><text:span text:style-name="T155">Foreground Threads:</text:span><text:s/>Prevent application from exiting until they complete.<text:line-break/><text:span text:style-name="T156">✔️</text:span><text:s/><text:span text:style-name="T157">Background Threads:</text:span><text:s/>Automatically terminate when the main thread ends.</text:p>
      <text:p text:style-name="Normal"><text:span text:style-name="T158">📌</text:span><text:s/><text:span text:style-name="T159">Example:</text:span></text:p>
      <text:p text:style-name="Normal">csharp</text:p>
      <text:p text:style-name="Normal">CopyEdit</text:p>
      <text:p text:style-name="Normal">Thread t = new Thread(SomeMethod);</text:p>
      <text:p text:style-name="Normal">t.IsBackground = true; <text:s/>// Marks thread as background</text:p>
      <text:soft-page-break/>
      <text:p text:style-name="Normal">t.Start();</text:p>
      <text:p text:style-name="Normal"><text:span text:style-name="T160">📌</text:span><text:s/><text:span text:style-name="T161">References:</text:span><text:line-break/><text:span text:style-name="T162">🔗</text:span><text:s/><text:a xlink:href="https://learn.microsoft.com/en-us/dotnet/standard/threading/using-threads-and-threading" office:target-frame-name="_new" xlink:show="replace"><text:span text:style-name="Hyperlink">Microsoft Docs - Background Threads</text:span></text:a></text:p>
      <text:p text:style-name="Normal"><draw:custom-shape svg:x="0in" svg:y="0in" svg:width="45.51042in" svg:height="0.00139in" draw:z-index="0" draw:id="id9" draw:style-name="a9" draw:name="Horizontal Line 76" text:anchor-type="as-char"><svg:title/><svg:desc/><draw:enhanced-geometry draw:type="non-primitive" svg:viewBox="0 0 21600 21600" draw:enhanced-path="M 0 0 L 21600 0 21600 21600 0 21600 Z N"/></draw:custom-shape></text:p>
      <text:p text:style-name="P163">Using CancellationToken to Stop Threads Gracefully</text:p>
      <text:p text:style-name="Normal"><text:span text:style-name="T164">✔️</text:span><text:s/><text:span text:style-name="T165">Allows threads to be stopped safely without Thread.Abort()</text:span>.</text:p>
      <text:p text:style-name="Normal">csharp</text:p>
      <text:p text:style-name="Normal">CopyEdit</text:p>
      <text:p text:style-name="Normal">using System;</text:p>
      <text:p text:style-name="Normal">using System.Threading;</text:p>
      <text:p text:style-name="Normal">using System.Threading.Tasks;</text:p>
      <text:p text:style-name="Normal"/>
      <text:p text:style-name="Normal">class Program {</text:p>
      <text:p text:style-name="Normal"><text:s text:c="4"/>static async Task Work(CancellationToken token) {</text:p>
      <text:p text:style-name="Normal"><text:s text:c="8"/>while (!token.IsCancellationRequested) {</text:p>
      <text:p text:style-name="Normal"><text:s text:c="12"/>Console.WriteLine("Working...");</text:p>
      <text:p text:style-name="Normal"><text:s text:c="12"/>await Task.Delay(1000);</text:p>
      <text:p text:style-name="Normal"><text:s text:c="8"/>}</text:p>
      <text:p text:style-name="Normal"><text:s text:c="8"/>Console.WriteLine("Cancelled!");</text:p>
      <text:p text:style-name="Normal"><text:s text:c="4"/>}</text:p>
      <text:p text:style-name="Normal"/>
      <text:p text:style-name="Normal"><text:s text:c="4"/>static async Task Main() {</text:p>
      <text:p text:style-name="Normal"><text:s text:c="8"/>CancellationTokenSource cts = new CancellationTokenSource();</text:p>
      <text:p text:style-name="Normal"><text:s text:c="8"/>Task t = Work(cts.Token);</text:p>
      <text:p text:style-name="Normal"/>
      <text:p text:style-name="Normal"><text:s text:c="8"/>await Task.Delay(3000);</text:p>
      <text:p text:style-name="Normal"><text:s text:c="8"/>cts.Cancel();</text:p>
      <text:p text:style-name="Normal"><text:s text:c="4"/>}</text:p>
      <text:soft-page-break/>
      <text:p text:style-name="Normal">}</text:p>
      <text:p text:style-name="Normal"><text:span text:style-name="T166">📌</text:span><text:s/><text:span text:style-name="T167">References:</text:span><text:line-break/><text:span text:style-name="T168">🔗</text:span><text:s/><text:a xlink:href="https://learn.microsoft.com/en-us/dotnet/standard/threading/cancellation-in-managed-threads" office:target-frame-name="_new" xlink:show="replace"><text:span text:style-name="Hyperlink">Microsoft Docs - CancellationToken</text:span></text:a></text:p>
      <text:p text:style-name="Normal"><draw:custom-shape svg:x="0in" svg:y="0in" svg:width="45.51042in" svg:height="0.00139in" draw:z-index="0" draw:id="id10" draw:style-name="a10" draw:name="Horizontal Line 7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69">🟢</text:span><text:span text:style-name="T170"><text:s/>Debugging and Performance Optimization</text:span></text:p>
      <text:p text:style-name="Normal"><text:span text:style-name="T171">✔️</text:span><text:s/><text:span text:style-name="T172">Use Visual Studio Debugging Tools</text:span><text:s/>to inspect thread execution.<text:line-break/><text:span text:style-name="T173">✔️</text:span><text:s/><text:span text:style-name="T174">Optimize performance by reducing context switching and thread creation overhead</text:span>.</text:p>
      <text:p text:style-name="Normal"><text:span text:style-name="T175">📌</text:span><text:s/><text:span text:style-name="T176">References:</text:span><text:line-break/><text:span text:style-name="T177">🔗</text:span><text:s/><text:a xlink:href="https://learn.microsoft.com/en-us/visualstudio/debugger/get-started-debugging-multithreaded-apps?view=vs-2022&amp;tabs=csharp" office:target-frame-name="_new" xlink:show="replace"><text:span text:style-name="Hyperlink">Debugging Multithreaded Apps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oney A</meta:initial-creator>
    <dc:creator>Honey A</dc:creator>
    <meta:creation-date>2025-03-21T14:26:00Z</meta:creation-date>
    <dc:date>2025-03-21T14:27:00Z</dc:date>
    <meta:template xlink:href="Normal.dotm" xlink:type="simple"/>
    <meta:editing-cycles>1</meta:editing-cycles>
    <meta:editing-duration>PT60S</meta:editing-duration>
    <meta:document-statistic meta:page-count="8" meta:paragraph-count="13" meta:word-count="980" meta:character-count="6554" meta:row-count="46" meta:non-whitespace-character-count="5587"/>
  </office:meta>
</office:document-meta>
</file>